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 office:value-type="float" office:value="6063" calcext:value-type="float">
            <text:p>6063</text:p>
          </table:table-cell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181.242619038" calcext:value-type="float">
            <text:p>181,242619038</text:p>
          </table:table-cell>
          <table:table-cell office:value-type="float" office:value="12.2076401711" calcext:value-type="float">
            <text:p>12,207640171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5157577200921" calcext:value-type="float">
            <text:p>99,52</text:p>
          </table:table-cell>
          <table:table-cell table:style-name="ce3" table:formula="of:=([.F3]/12597)*100" office:value-type="float" office:value="0.484242279907915" calcext:value-type="float">
            <text:p>0,48</text:p>
          </table:table-cell>
          <table:table-cell office:value-type="float" office:value="3120" calcext:value-type="float">
            <text:p>3120</text:p>
          </table:table-cell>
          <table:table-cell table:style-name="ce4" table:formula="of:=[.E19]+[.H19]" office:value-type="float" office:value="12536" calcext:value-type="float">
            <text:p>12536</text:p>
          </table:table-cell>
          <table:table-cell table:formula="of:=12597-[.E3]" office:value-type="float" office:value="61" calcext:value-type="float">
            <text:p>61</text:p>
          </table:table-cell>
          <table:table-cell office:value-type="float" office:value="162.358876944" calcext:value-type="float">
            <text:p>162,358876944</text:p>
          </table:table-cell>
          <table:table-cell office:value-type="float" office:value="4.04487395287" calcext:value-type="float">
            <text:p>4,044873952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341112963404" calcext:value-type="float">
            <text:p>99,34</text:p>
          </table:table-cell>
          <table:table-cell table:style-name="ce3" table:formula="of:=([.F4]/12597)*100" office:value-type="float" office:value="0.658887036596015" calcext:value-type="float">
            <text:p>0,66</text:p>
          </table:table-cell>
          <table:table-cell office:value-type="float" office:value="3521" calcext:value-type="float">
            <text:p>3521</text:p>
          </table:table-cell>
          <table:table-cell table:style-name="ce4" table:formula="of:=[.E20]+[.H20]" office:value-type="float" office:value="12514" calcext:value-type="float">
            <text:p>12514</text:p>
          </table:table-cell>
          <table:table-cell table:formula="of:=12597-[.E4]" office:value-type="float" office:value="83" calcext:value-type="float">
            <text:p>83</text:p>
          </table:table-cell>
          <table:table-cell office:value-type="float" office:value="179.774370909" calcext:value-type="float">
            <text:p>179,774370909</text:p>
          </table:table-cell>
          <table:table-cell office:value-type="float" office:value="5.11488389969" calcext:value-type="float">
            <text:p>5,11488389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6584107327142" calcext:value-type="float">
            <text:p>98,66</text:p>
          </table:table-cell>
          <table:table-cell table:style-name="ce3" table:formula="of:=([.F5]/12597)*100" office:value-type="float" office:value="1.34158926728586" calcext:value-type="float">
            <text:p>1,34</text:p>
          </table:table-cell>
          <table:table-cell office:value-type="float" office:value="4527" calcext:value-type="float">
            <text:p>4527</text:p>
          </table:table-cell>
          <table:table-cell table:style-name="ce4" table:formula="of:=[.E21]+[.H21]" office:value-type="float" office:value="12428" calcext:value-type="float">
            <text:p>12428</text:p>
          </table:table-cell>
          <table:table-cell table:formula="of:=12597-[.E5]" office:value-type="float" office:value="169" calcext:value-type="float">
            <text:p>169</text:p>
          </table:table-cell>
          <table:table-cell office:value-type="float" office:value="263.895947933" calcext:value-type="float">
            <text:p>263,895947933</text:p>
          </table:table-cell>
          <table:table-cell office:value-type="float" office:value="7.74617815018" calcext:value-type="float">
            <text:p>7,746178150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9362546638088" calcext:value-type="float">
            <text:p>98,94</text:p>
          </table:table-cell>
          <table:table-cell table:style-name="ce3" table:formula="of:=([.F6]/12597)*100" office:value-type="float" office:value="1.06374533619116" calcext:value-type="float">
            <text:p>1,06</text:p>
          </table:table-cell>
          <table:table-cell office:value-type="float" office:value="6493" calcext:value-type="float">
            <text:p>6493</text:p>
          </table:table-cell>
          <table:table-cell table:style-name="ce4" table:formula="of:=[.E22]+[.H22]" office:value-type="float" office:value="12463" calcext:value-type="float">
            <text:p>12463</text:p>
          </table:table-cell>
          <table:table-cell table:formula="of:=12597-[.E6]" office:value-type="float" office:value="134" calcext:value-type="float">
            <text:p>134</text:p>
          </table:table-cell>
          <table:table-cell office:value-type="float" office:value="143.57642293" calcext:value-type="float">
            <text:p>143,57642293</text:p>
          </table:table-cell>
          <table:table-cell office:value-type="float" office:value="13.0633721352" calcext:value-type="float">
            <text:p>13,06337213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3490513614353" calcext:value-type="float">
            <text:p>99,35</text:p>
          </table:table-cell>
          <table:table-cell table:style-name="ce3" table:formula="of:=([.F7]/12597)*100" office:value-type="float" office:value="0.650948638564738" calcext:value-type="float">
            <text:p>0,65</text:p>
          </table:table-cell>
          <table:table-cell office:value-type="float" office:value="3137" calcext:value-type="float">
            <text:p>3137</text:p>
          </table:table-cell>
          <table:table-cell table:style-name="ce4" table:formula="of:=[.E23]+[.H23]" office:value-type="float" office:value="12515" calcext:value-type="float">
            <text:p>12515</text:p>
          </table:table-cell>
          <table:table-cell table:formula="of:=12597-[.E7]" office:value-type="float" office:value="82" calcext:value-type="float">
            <text:p>82</text:p>
          </table:table-cell>
          <table:table-cell office:value-type="float" office:value="202.332477093" calcext:value-type="float">
            <text:p>202,332477093</text:p>
          </table:table-cell>
          <table:table-cell office:value-type="float" office:value="5.30255913734" calcext:value-type="float">
            <text:p>5,30255913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26657140589" calcext:value-type="float">
            <text:p>98,63</text:p>
          </table:table-cell>
          <table:table-cell table:style-name="ce3" table:formula="of:=([.F8]/12597)*100" office:value-type="float" office:value="1.37334285941097" calcext:value-type="float">
            <text:p>1,37</text:p>
          </table:table-cell>
          <table:table-cell office:value-type="float" office:value="3239" calcext:value-type="float">
            <text:p>3239</text:p>
          </table:table-cell>
          <table:table-cell table:style-name="ce4" table:formula="of:=[.E24]+[.H24]" office:value-type="float" office:value="12424" calcext:value-type="float">
            <text:p>12424</text:p>
          </table:table-cell>
          <table:table-cell table:formula="of:=12597-[.E8]" office:value-type="float" office:value="173" calcext:value-type="float">
            <text:p>173</text:p>
          </table:table-cell>
          <table:table-cell office:value-type="float" office:value="136.079345226" calcext:value-type="float">
            <text:p>136,079345226</text:p>
          </table:table-cell>
          <table:table-cell office:value-type="float" office:value="5.7556450367" calcext:value-type="float">
            <text:p>5,755645036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682225926808" calcext:value-type="float">
            <text:p>98,68</text:p>
          </table:table-cell>
          <table:table-cell table:style-name="ce3" table:formula="of:=([.F9]/12597)*100" office:value-type="float" office:value="1.31777407319203" calcext:value-type="float">
            <text:p>1,32</text:p>
          </table:table-cell>
          <table:table-cell office:value-type="float" office:value="3290" calcext:value-type="float">
            <text:p>3290</text:p>
          </table:table-cell>
          <table:table-cell table:style-name="ce4" table:formula="of:=[.E25]+[.H25]" office:value-type="float" office:value="12431" calcext:value-type="float">
            <text:p>12431</text:p>
          </table:table-cell>
          <table:table-cell table:formula="of:=12597-[.E9]" office:value-type="float" office:value="166" calcext:value-type="float">
            <text:p>166</text:p>
          </table:table-cell>
          <table:table-cell office:value-type="float" office:value="233.897286892" calcext:value-type="float">
            <text:p>233,897286892</text:p>
          </table:table-cell>
          <table:table-cell office:value-type="float" office:value="5.60121417046" calcext:value-type="float">
            <text:p>5,601214170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 office:value-type="float" office:value="5774" calcext:value-type="float">
            <text:p>5774</text:p>
          </table:table-cell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405.835217953" calcext:value-type="float">
            <text:p>405,835217953</text:p>
          </table:table-cell>
          <table:table-cell office:value-type="float" office:value="11.6427693367" calcext:value-type="float">
            <text:p>11,642769336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3887433515916" calcext:value-type="float">
            <text:p>99,39</text:p>
          </table:table-cell>
          <table:table-cell table:style-name="ce3" table:formula="of:=([.F11]/12597)*100" office:value-type="float" office:value="0.611256648408351" calcext:value-type="float">
            <text:p>0,61</text:p>
          </table:table-cell>
          <table:table-cell office:value-type="float" office:value="3137" calcext:value-type="float">
            <text:p>3137</text:p>
          </table:table-cell>
          <table:table-cell table:style-name="ce4" table:formula="of:=[.E27]+[.H27]" office:value-type="float" office:value="12520" calcext:value-type="float">
            <text:p>12520</text:p>
          </table:table-cell>
          <table:table-cell table:formula="of:=12597-[.E11]" office:value-type="float" office:value="77" calcext:value-type="float">
            <text:p>77</text:p>
          </table:table-cell>
          <table:table-cell office:value-type="float" office:value="271.825310946" calcext:value-type="float">
            <text:p>271,825310946</text:p>
          </table:table-cell>
          <table:table-cell office:value-type="float" office:value="5.33175134659" calcext:value-type="float">
            <text:p>5,33175134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1767881241566" calcext:value-type="float">
            <text:p>99,1767881242</text:p>
          </table:table-cell>
          <table:table-cell table:formula="of:=AVERAGE([.C2:.C11])" office:value-type="float" office:value="0.823211875843455" calcext:value-type="float">
            <text:p>0,8232118758</text:p>
          </table:table-cell>
          <table:table-cell table:formula="of:=SUM([.D2:.D11])/10" office:value-type="float" office:value="4230.1" calcext:value-type="float">
            <text:p>4230,1</text:p>
          </table:table-cell>
          <table:table-cell table:formula="of:=AVERAGE([.E2:.E11])" office:value-type="float" office:value="12493.3" calcext:value-type="float">
            <text:p>12493,3</text:p>
          </table:table-cell>
          <table:table-cell table:formula="of:=AVERAGE([.F2:.F11])" office:value-type="float" office:value="103.7" calcext:value-type="float">
            <text:p>103,7</text:p>
          </table:table-cell>
          <table:table-cell table:formula="of:=SUM([.G2:.G11])/10" office:value-type="float" office:value="218.0817875864" calcext:value-type="float">
            <text:p>218,0817875864</text:p>
          </table:table-cell>
          <table:table-cell table:formula="of:=SUM([.H2:.H11])/10" office:value-type="float" office:value="7.581088733683" calcext:value-type="float">
            <text:p>7,581088733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35802175121061" calcext:value-type="float">
            <text:p>0,335802175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74.8" calcext:value-type="float">
            <text:p>5774,8</text:p>
          </table:table-cell>
          <table:table-cell table:formula="of:=AVERAGE([.G18:.G27])" office:value-type="float" office:value="87.9" calcext:value-type="float">
            <text:p>87,9</text:p>
          </table:table-cell>
          <table:table-cell/>
          <table:table-cell office:value-type="float" office:value="5790" calcext:value-type="float">
            <text:p>579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12597-SUM([.E18:.G18])" office:value-type="float" office:value="6759" calcext:value-type="float">
            <text:p>675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8" calcext:value-type="float">
            <text:p>15,8</text:p>
          </table:table-cell>
          <table:table-cell table:formula="of:=AVERAGE([.H18:.H27])" office:value-type="float" office:value="6718.5" calcext:value-type="float">
            <text:p>6718,5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745" calcext:value-type="float">
            <text:p>674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74.8" calcext:value-type="float">
            <text:p>5774,8</text:p>
          </table:table-cell>
          <table:table-cell table:number-columns-repeated="2"/>
          <table:table-cell office:value-type="float" office:value="5688" calcext:value-type="float">
            <text:p>5688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table:formula="of:=12597-SUM([.E21:.G21])" office:value-type="float" office:value="6740" calcext:value-type="float">
            <text:p>674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8" calcext:value-type="float">
            <text:p>15,8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formula="of:=12597-SUM([.E22:.G22])" office:value-type="float" office:value="6634" calcext:value-type="float">
            <text:p>663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7.9" calcext:value-type="float">
            <text:p>87,9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5" calcext:value-type="float">
            <text:p>6718,5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table:formula="of:=12597-SUM([.E24:.G24])" office:value-type="float" office:value="6675" calcext:value-type="float">
            <text:p>667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formula="of:=12597-SUM([.E25:.G25])" office:value-type="float" office:value="6646" calcext:value-type="float">
            <text:p>664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0" calcext:value-type="float">
            <text:p>58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743" calcext:value-type="float">
            <text:p>674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12597-SUM([.E27:.G27])" office:value-type="float" office:value="6829" calcext:value-type="float">
            <text:p>68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1767881241565" calcext:value-type="float">
            <text:p>0,9917678812</text:p>
          </table:table-cell>
          <table:table-cell table:number-columns-repeated="2"/>
          <table:table-cell table:formula="of:=SUM([.E18:.E27])/10" office:value-type="float" office:value="5774.8" calcext:value-type="float">
            <text:p>5774,8</text:p>
          </table:table-cell>
          <table:table-cell table:formula="of:=SUM([.F18:.F27])/10" office:value-type="float" office:value="15.8" calcext:value-type="float">
            <text:p>15,8</text:p>
          </table:table-cell>
          <table:table-cell table:formula="of:=SUM([.G18:.G27])/10" office:value-type="float" office:value="87.9" calcext:value-type="float">
            <text:p>87,9</text:p>
          </table:table-cell>
          <table:table-cell table:formula="of:=SUM([.H18:.H27])/10" office:value-type="float" office:value="6718.5" calcext:value-type="float">
            <text:p>6718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823211875843455" calcext:value-type="float">
            <text:p>0,0082321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5006908079895" calcext:value-type="float">
            <text:p>0,9850069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53802176915" calcext:value-type="float">
            <text:p>0,99765380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6:39:31.3812614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1S</meta:editing-duration>
    <meta:editing-cycles>8</meta:editing-cycles>
    <meta:generator>LibreOffice/5.1.6.2$Linux_X86_64 LibreOffice_project/10m0$Build-2</meta:generator>
    <dc:date>2018-01-21T17:00:24.772890258</dc:date>
    <meta:document-statistic meta:table-count="1" meta:cell-count="177" meta:object-count="0"/>
  </office:meta>
</office:document-meta>
</file>